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rabun" svg:font-family="Sarabun, sans-serif"/>
    <style:font-face style:name="TH SarabunPSK" svg:font-family="'TH SarabunPSK'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715in"/>
    </style:style>
    <style:style style:name="Table1.B" style:family="table-column">
      <style:table-column-properties style:column-width="1.1097in"/>
    </style:style>
    <style:style style:name="Table1.C" style:family="table-column">
      <style:table-column-properties style:column-width="1.7076in"/>
    </style:style>
    <style:style style:name="Table1.D" style:family="table-column">
      <style:table-column-properties style:column-width="1.584in"/>
    </style:style>
    <style:style style:name="Table1.E" style:family="table-column">
      <style:table-column-properties style:column-width="1.3521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444in"/>
    </style:style>
    <style:style style:name="Table2.B" style:family="table-column">
      <style:table-column-properties style:column-width="1.1368in"/>
    </style:style>
    <style:style style:name="Table2.C" style:family="table-column">
      <style:table-column-properties style:column-width="1.7076in"/>
    </style:style>
    <style:style style:name="Table2.D" style:family="table-column">
      <style:table-column-properties style:column-width="1.584in"/>
    </style:style>
    <style:style style:name="Table2.E" style:family="table-column">
      <style:table-column-properties style:column-width="1.3521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Header">
      <style:paragraph-properties fo:text-align="end" style:justify-single-word="false"/>
      <style:text-properties style:font-name="TH SarabunPSK" officeooo:rsid="001a6ea4" officeooo:paragraph-rsid="001a6ea4" style:font-name-complex="TH SarabunPSK"/>
    </style:style>
    <style:style style:name="P2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H SarabunPSK" fo:font-size="16pt" fo:font-style="normal" style:text-underline-style="none" fo:font-weight="normal" style:text-blinking="false" fo:background-color="transparent" style:font-size-asian="16pt" style:font-name-complex="TH SarabunPSK" style:font-size-complex="16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H SarabunPSK" fo:font-size="16pt" style:text-underline-style="none" style:text-blinking="false" fo:background-color="transparent" style:font-size-asian="16pt" style:font-name-complex="TH SarabunPSK" style:font-size-complex="16p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H SarabunPSK" fo:font-size="16pt" style:text-underline-style="none" style:text-blinking="false" fo:background-color="transparent" style:font-size-asian="16pt" style:font-name-complex="TH SarabunPSK" style:font-size-complex="16pt"/>
    </style:style>
    <style:style style:name="P5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H SarabunPSK" fo:font-size="16pt" style:text-underline-style="none" style:text-blinking="false" fo:background-color="transparent" style:font-size-asian="16pt" style:font-name-complex="TH SarabunPSK" style:font-size-complex="16pt"/>
    </style:style>
    <style:style style:name="P6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H SarabunPSK" fo:font-size="16pt" fo:font-style="normal" style:text-underline-style="none" fo:font-weight="bold" style:text-blinking="false" fo:background-color="transparent" style:font-size-asian="16pt" style:font-name-complex="TH SarabunPSK" style:font-size-complex="16pt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H SarabunPSK" fo:font-size="18pt" style:text-underline-style="none" style:text-blinking="false" fo:background-color="transparent" style:font-size-asian="18pt" style:font-name-complex="TH SarabunPSK" style:font-size-complex="18pt" style:font-style-complex="normal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H SarabunPSK" fo:font-size="18pt" fo:font-style="normal" style:text-underline-style="none" fo:font-weight="bold" style:text-blinking="false" fo:background-color="transparent" style:font-size-asian="18pt" style:font-name-complex="TH SarabunPSK" style:font-size-complex="18pt"/>
    </style:style>
    <style:style style:name="P9" style:family="paragraph" style:parent-style-name="Text_20_body">
      <style:text-properties style:font-name="TH SarabunPSK" fo:font-size="16pt" style:font-size-asian="16pt" style:font-name-complex="TH SarabunPSK" style:font-size-complex="16pt"/>
    </style:style>
    <style:style style:name="P10" style:family="paragraph" style:parent-style-name="Text_20_body">
      <style:paragraph-properties fo:margin-top="0.1665in" fo:margin-bottom="0.1665in" style:contextual-spacing="false" fo:line-height="138%" style:writing-mode="lr-tb"/>
      <style:text-properties style:font-name="TH SarabunPSK" fo:font-size="16pt" style:font-size-asian="16pt" style:font-name-complex="TH SarabunPSK" style:font-size-complex="16pt"/>
    </style:style>
    <style:style style:name="P11" style:family="paragraph" style:parent-style-name="Text_20_body">
      <style:paragraph-properties fo:text-align="start" style:justify-single-word="false"/>
      <style:text-properties style:font-name="TH SarabunPSK" fo:font-size="16pt" officeooo:rsid="001b5b64" officeooo:paragraph-rsid="001b5b64" style:font-size-asian="14pt" style:font-name-complex="TH SarabunPSK" style:font-size-complex="16pt"/>
    </style:style>
    <style:style style:name="P12" style:family="paragraph" style:parent-style-name="Text_20_body">
      <style:paragraph-properties fo:margin-top="0.1665in" fo:margin-bottom="0.1665in" style:contextual-spacing="false" fo:line-height="138%" style:writing-mode="lr-tb"/>
      <style:text-properties style:font-name="TH SarabunPSK" fo:font-size="18pt" style:font-size-asian="18pt" style:font-name-complex="TH SarabunPSK" style:font-size-complex="18pt"/>
    </style:style>
    <style:style style:name="P13" style:family="paragraph" style:parent-style-name="Text_20_body">
      <style:paragraph-properties fo:text-align="center" style:justify-single-word="false"/>
      <style:text-properties style:font-name="TH SarabunPSK" fo:font-size="18pt" officeooo:rsid="001b5b64" officeooo:paragraph-rsid="001b5b64" style:font-size-asian="15.75pt" style:font-name-complex="TH SarabunPSK" style:font-size-complex="18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/>
    </style:style>
    <style:style style:name="T3" style:family="text">
      <style:text-properties fo:font-style="normal" fo:font-weight="bold" officeooo:rsid="001a6ea4"/>
    </style:style>
    <style:style style:name="T4" style:family="text">
      <style:text-properties style:font-style-complex="normal" style:font-weight-complex="normal"/>
    </style:style>
    <style:style style:name="T5" style:family="text">
      <style:text-properties officeooo:rsid="001a6ea4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6pt" style:text-underline-style="none" style:text-blinking="false" fo:background-color="transparent" loext:char-shading-value="0" style:font-size-asian="16pt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12" style:family="text">
      <style:text-properties fo:font-variant="normal" fo:text-transform="none" fo:color="#000000" loext:opacity="100%" fo:font-style="italic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ข้อสังเกต</text:p>
      <text:p text:style-name="P3"><text:span text:style-name="T4">จากโจทย์และโค้ดที่ได้มาจากอาจารย์เมื่อทำการลองรันดูแล้วจะได้ผลลัพธ์อยู่ที่ </text:span><text:span text:style-name="T1">888701676 </text:span><text:span text:style-name="T4">ซึ่งเป็นผลลัพธ์ที่ได้มาจากการการเรียกใช้ฟังก์ชัน </text:span><text:span text:style-name="T1">sum() </text:span><text:span text:style-name="T4">ซ้ำอยู่ใน </text:span><text:span text:style-name="T1">loop 1000 </text:span><text:span text:style-name="T4">ล้านรอบ และมีเวลาในการหาผลลัพธ์อยู่ที่ประมาณ </text:span><text:span text:style-name="T1">20 </text:span><text:span text:style-name="T4">วินาที สามารถตีความได้ว่าจากการทำงานของโปรแกรมมีการรันการทำงานอยู่บน </text:span><text:span text:style-name="T1">thread </text:span><text:span text:style-name="T4">เดียวซึ่งทำให้การทำงานมีเวลานาน ดังนั้นจึงคิดวิธีในการเพิ่มประสิทธิภาพได้เป็นการสร้าง </text:span><text:span text:style-name="T1">thread </text:span><text:span text:style-name="T4">มาเพิ่มเพื่อเป็นการแบ่งจำนวนงานการทำงานของแต่ละ </text:span><text:span text:style-name="T1">thread </text:span><text:span text:style-name="T4">และมีสมมติฐานว่าจะทำให้ความเร็วในการทำงานของโปรแกรมมีความเร็วขึ้น</text:span></text:p>
      <text:p text:style-name="P9"/>
      <text:p text:style-name="P8">Version 0</text:p>
      <text:p text:style-name="P4"><text:span text:style-name="T4">สังเกตพบว่า </text:span><text:span text:style-name="T1">: </text:span><text:span text:style-name="T4">มีการทำงานลูป </text:span><text:span text:style-name="T1">1000 </text:span><text:span text:style-name="T4">ล้านรอบเพื่อคำนวณค่าที่อ่านได้จากไฟล์ ซึ่งเป็นการทำงานที่เยอะมากๆ ทำให้โปรแกรมมีการทำงานที่มีประสิทธิภาพที่แย่ หากนับจากเวลา</text:span></text:p>
      <text:p text:style-name="P4"><text:span text:style-name="T4">ปัญหา </text:span><text:span text:style-name="T1">: </text:span><text:span text:style-name="T4">มีการทำงานเป็น </text:span><text:span text:style-name="T1">iteration </text:span><text:span text:style-name="T4">ที่มีจำนวนเยอะมากๆ</text:span></text:p>
      <text:p text:style-name="P4"><text:span text:style-name="T4">วิธีแก้ </text:span><text:span text:style-name="T1">: </text:span><text:span text:style-name="T4">จะทดลองสร้าง </text:span><text:span text:style-name="T1">Thread </text:span><text:span text:style-name="T4">ย่อยลงมาเพื่อแบ่งการทำงานเป็น </text:span><text:span text:style-name="T1">4 Thread </text:span><text:span text:style-name="T4">คือฟังก์ชัน </text:span><text:span text:style-name="T1">Sum </text:span><text:span text:style-name="T4">มา </text:span><text:span text:style-name="T1">4 </text:span><text:span text:style-name="T4">อัน ที่มี </text:span><text:span text:style-name="T1">algorithm </text:span><text:span text:style-name="T4">เหมือนกับ </text:span><text:span text:style-name="T1">function Sum </text:span><text:span text:style-name="T4">ต้นฉบับ แต่ละ </text:span><text:span text:style-name="T1">Sum </text:span><text:span text:style-name="T4">จะมีใช้ </text:span><text:span text:style-name="T1">index </text:span><text:span text:style-name="T4">ต่างกันคือ ตั้งแต่ </text:span><text:span text:style-name="T1">0-250 </text:span><text:span text:style-name="T4">ล้าน </text:span><text:span text:style-name="T1">, 250-500 </text:span><text:span text:style-name="T4">ล้าน</text:span><text:span text:style-name="T1">, 500–750 </text:span><text:span text:style-name="T4">ล้าน และ </text:span><text:span text:style-name="T1">750-1000 </text:span><text:span text:style-name="T4">ล้าน เพื่อไว้สำหรับในการรันแต่ละ </text:span><text:span text:style-name="T1">Thread</text:span></text:p>
      <text:p text:style-name="P4"><text:span text:style-name="T4">เนื่องจาก </text:span><text:span text:style-name="T1">: -</text:span></text:p>
      <text:p text:style-name="P4"><text:span text:style-name="T4">ผลลัพธ์ </text:span><text:span text:style-name="T1">: </text:span><text:span text:style-name="T4">เวลาที่ใช้ </text:span><text:span text:style-name="T1">Compile </text:span><text:span text:style-name="T4">ลดลงประมาณ </text:span><text:span text:style-name="T1">10 </text:span><text:span text:style-name="T4">วินาที</text:span></text:p>
      <text:p text:style-name="P4"><text:span text:style-name="T4">สรุปผลลัพธ์ </text:span><text:span text:style-name="T1">:</text:span></text:p>
      <text:p text:style-name="P4"><text:span text:style-name="T4">รันครั้งที่ </text:span><text:span text:style-name="T1">1 6331ms</text:span></text:p>
      <text:p text:style-name="P4"><text:span text:style-name="T4">รันครั้งที่ </text:span><text:span text:style-name="T1">2 6273ms</text:span></text:p>
      <text:p text:style-name="P4"><text:span text:style-name="T4">รันครั้งที่ </text:span><text:span text:style-name="T1">3 6114ms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2"><text:soft-page-break/><text:span text:style-name="T9">Version 1<text:line-break/></text:span><text:span text:style-name="T10">สังเกตพบว่า </text:span><text:span text:style-name="T11">: </text:span><text:span text:style-name="T10">จาก </text:span><text:span text:style-name="T11">Version 0 </text:span><text:span text:style-name="T10">พบว่าวิธีที่ใช้ยังไม่ถูกต้อง เพราะไม่มีการใช้ฟังก์ชัน </text:span><text:span text:style-name="T11">Sum </text:span><text:span text:style-name="T10">ต้นฉบับที่อาจารย์กำหนดไว้</text:span><text:span text:style-name="T11"><text:line-break/></text:span><text:span text:style-name="T10">ปัญหา </text:span><text:span text:style-name="T11">: </text:span><text:span text:style-name="T10">โค้ดยังมีการทำงานด้วยโค้ดที่ไม่ตรงความต้องการ </text:span><text:span text:style-name="T11">(requirement)<text:line-break/></text:span><text:span text:style-name="T10">วิธีแก้ </text:span><text:span text:style-name="T11">: </text:span><text:span text:style-name="T10">สร้าง </text:span><text:span text:style-name="T11">Thread </text:span><text:span text:style-name="T10">เพิ่มขึ้นมา </text:span><text:span text:style-name="T11">4 Thread </text:span><text:span text:style-name="T10">เพื่อใช้คำนวนฟังก์ชัน </text:span><text:span text:style-name="T11">sum() </text:span><text:span text:style-name="T10">พร้อมๆกัน</text:span><text:span text:style-name="T11"><text:line-break/></text:span><text:span text:style-name="T10">เนื่องจาก </text:span><text:span text:style-name="T11">: </text:span><text:span text:style-name="T10">วิธีแก้ไข้ของ </text:span><text:span text:style-name="T11">Version 0 </text:span><text:span text:style-name="T10">ยังไม่ถูกต้อง</text:span><text:span text:style-name="T11"><text:line-break/></text:span><text:span text:style-name="T10">ผลลัพธ์ </text:span><text:span text:style-name="T11">: </text:span><text:span text:style-name="T10">เวลาที่ใช้คอมไพล์เร็วขึ้นเล็กน้อย</text:span><text:span text:style-name="T11"><text:line-break/></text:span><text:span text:style-name="T10">สรุปผลลัพธ์ </text:span><text:span text:style-name="T11">: <text:line-break/></text:span><text:span text:style-name="T10">รันครั้งที่ </text:span><text:span text:style-name="T11">1 4340ms<text:line-break/></text:span><text:span text:style-name="T10">รันครั้งที่ </text:span><text:span text:style-name="T11">2 4275ms<text:line-break/></text:span><text:span text:style-name="T10">รันครั้งที่ </text:span><text:span text:style-name="T11">3 4325ms</text:span></text:p>
      <text:p text:style-name="P10"><text:span text:style-name="T9">Version 2<text:line-break/></text:span><text:span text:style-name="T6">สังเกตพบว่า </text:span><text:span text:style-name="T8">: </text:span><text:span text:style-name="T6">ยังสามารถเพิ่มประสิทธิภาพการคำนวณได้อีก<text:line-break/>ปัญหา </text:span><text:span text:style-name="T8">: </text:span><text:span text:style-name="T6">ทำอย่างไรถึงจะเพิ่มประสิทธิภาพการคำนวณให้เพิ่มยิ่งขึ้น</text:span><text:span text:style-name="T8"><text:line-break/></text:span><text:span text:style-name="T6">วิธีแก้ </text:span><text:span text:style-name="T8">: </text:span><text:span text:style-name="T6">เพิ่ม </text:span><text:span text:style-name="T8">Thread </text:span><text:span text:style-name="T6">จาก </text:span><text:span text:style-name="T8">4 </text:span><text:span text:style-name="T6">เป็น </text:span><text:span text:style-name="T8">8 Thread, </text:span><text:span text:style-name="T6">จาก </text:span><text:span text:style-name="T8">8 </text:span><text:span text:style-name="T6">เป็น </text:span><text:span text:style-name="T8">16, </text:span><text:span text:style-name="T6">จาก </text:span><text:span text:style-name="T8">16 </text:span><text:span text:style-name="T6">เป็น </text:span><text:span text:style-name="T8">32 </text:span><text:span text:style-name="T6">และจาก </text:span><text:span text:style-name="T8">32 </text:span><text:span text:style-name="T6">เป็น </text:span><text:span text:style-name="T8">64<text:line-break/></text:span><text:span text:style-name="T6">เนื่องจาก </text:span><text:span text:style-name="T8">: </text:span><text:span text:style-name="T6">การเพิ่ม </text:span><text:span text:style-name="T8">Thread </text:span><text:span text:style-name="T6">เป็นการเพิ่มประสิทธิภาพในการคำนวณให้เพิ่มยิ่งขึ้น ดังนั้นการเพิ่ม </text:span><text:span text:style-name="T8">Thread </text:span><text:span text:style-name="T6">จึงจะทำให้เวลาการทำงานลดลง</text:span><text:span text:style-name="T8"><text:line-break/></text:span><text:span text:style-name="T6">ผลลัพธ์ </text:span><text:span text:style-name="T8">: </text:span><text:span text:style-name="T6">เวลาที่ใช้คอมไพล์เร็วขึ้นค่อนข้างมาก แต่เวลาจะคงที่เมื่ออยู่ที่ </text:span><text:span text:style-name="T8">16 Thread </text:span><text:span text:style-name="T6">เนื่องจากขีดจำกัดด้านประสิทธิภาพของ </text:span><text:span text:style-name="T8">Hardware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ผลลัพธ์ในเครื่องที่ </text:span><text:span text:style-name="T1">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822779546848">
          <table:table-cell table:style-name="Table1.A1" office:value-type="string">
            <text:p text:style-name="P2">Number of thread</text:p>
          </table:table-cell>
          <table:table-cell table:style-name="Table1.A1" office:value-type="string">
            <text:p text:style-name="P2">First time running (ms)</text:p>
          </table:table-cell>
          <table:table-cell table:style-name="Table1.A1" office:value-type="string">
            <text:p text:style-name="P2">Second time running (ms)</text:p>
          </table:table-cell>
          <table:table-cell table:style-name="Table1.A1" office:value-type="string">
            <text:p text:style-name="P2">Third time running (ms)</text:p>
          </table:table-cell>
          <table:table-cell table:style-name="Table1.A1" office:value-type="string">
            <text:p text:style-name="P2">Average time (ms)</text:p>
          </table:table-cell>
        </table:table-row>
        <table:table-row table:style-name="TableLine94822779546848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649</text:p>
          </table:table-cell>
          <table:table-cell table:style-name="Table1.A1" office:value-type="string">
            <text:p text:style-name="P2">5633</text:p>
          </table:table-cell>
          <table:table-cell table:style-name="Table1.A1" office:value-type="string">
            <text:p text:style-name="P2">5467</text:p>
          </table:table-cell>
          <table:table-cell table:style-name="Table1.A1" office:value-type="string">
            <text:p text:style-name="P2">5583</text:p>
          </table:table-cell>
        </table:table-row>
        <table:table-row table:style-name="TableLine94822779546848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3159</text:p>
          </table:table-cell>
          <table:table-cell table:style-name="Table1.A1" office:value-type="string">
            <text:p text:style-name="P2">3147</text:p>
          </table:table-cell>
          <table:table-cell table:style-name="Table1.A1" office:value-type="string">
            <text:p text:style-name="P2">3176</text:p>
          </table:table-cell>
          <table:table-cell table:style-name="Table1.A1" office:value-type="string">
            <text:p text:style-name="P2">3160.67</text:p>
          </table:table-cell>
        </table:table-row>
        <table:table-row table:style-name="TableLine94822779546848"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2691</text:p>
          </table:table-cell>
          <table:table-cell table:style-name="Table1.A1" office:value-type="string">
            <text:p text:style-name="P2">3056</text:p>
          </table:table-cell>
          <table:table-cell table:style-name="Table1.A1" office:value-type="string">
            <text:p text:style-name="P2">3055</text:p>
          </table:table-cell>
          <table:table-cell table:style-name="Table1.A1" office:value-type="string">
            <text:p text:style-name="P2">2934</text:p>
          </table:table-cell>
        </table:table-row>
        <table:table-row table:style-name="TableLine94822779546848"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2636</text:p>
          </table:table-cell>
          <table:table-cell table:style-name="Table1.A1" office:value-type="string">
            <text:p text:style-name="P2">3000</text:p>
          </table:table-cell>
          <table:table-cell table:style-name="Table1.A1" office:value-type="string">
            <text:p text:style-name="P2">2800</text:p>
          </table:table-cell>
          <table:table-cell table:style-name="Table1.A1" office:value-type="string">
            <text:p text:style-name="P2">2812</text:p>
          </table:table-cell>
        </table:table-row>
        <table:table-row table:style-name="TableLine94822779546848">
          <table:table-cell table:style-name="Table1.A1" office:value-type="string">
            <text:p text:style-name="P2">64</text:p>
          </table:table-cell>
          <table:table-cell table:style-name="Table1.A1" office:value-type="string">
            <text:p text:style-name="P2">2781</text:p>
          </table:table-cell>
          <table:table-cell table:style-name="Table1.A1" office:value-type="string">
            <text:p text:style-name="P2">2623</text:p>
          </table:table-cell>
          <table:table-cell table:style-name="Table1.A1" office:value-type="string">
            <text:p text:style-name="P2">2699</text:p>
          </table:table-cell>
          <table:table-cell table:style-name="Table1.A1" office:value-type="string">
            <text:p text:style-name="P2">2701</text:p>
          </table:table-cell>
        </table:table-row>
      </table:table>
      <text:p text:style-name="P5"><text:span text:style-name="T4">ผลลัพธ์ในเครื่องที่ </text:span><text:span text:style-name="T1">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822776585440">
          <table:table-cell table:style-name="Table2.A1" office:value-type="string">
            <text:p text:style-name="P2">Number of thread</text:p>
          </table:table-cell>
          <table:table-cell table:style-name="Table2.A1" office:value-type="string">
            <text:p text:style-name="P2">First time running (ms)</text:p>
          </table:table-cell>
          <table:table-cell table:style-name="Table2.A1" office:value-type="string">
            <text:p text:style-name="P2">Second time running (ms)</text:p>
          </table:table-cell>
          <table:table-cell table:style-name="Table2.A1" office:value-type="string">
            <text:p text:style-name="P2">Third time running (ms)</text:p>
          </table:table-cell>
          <table:table-cell table:style-name="Table2.A1" office:value-type="string">
            <text:p text:style-name="P2">Average time (ms)</text:p>
          </table:table-cell>
        </table:table-row>
        <table:table-row table:style-name="TableLine94822776585440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4340</text:p>
          </table:table-cell>
          <table:table-cell table:style-name="Table2.A1" office:value-type="string">
            <text:p text:style-name="P2">4275</text:p>
          </table:table-cell>
          <table:table-cell table:style-name="Table2.A1" office:value-type="string">
            <text:p text:style-name="P2">4325</text:p>
          </table:table-cell>
          <table:table-cell table:style-name="Table2.A1" office:value-type="string">
            <text:p text:style-name="P2">4313.33</text:p>
          </table:table-cell>
        </table:table-row>
        <table:table-row table:style-name="TableLine94822776585440"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2553</text:p>
          </table:table-cell>
          <table:table-cell table:style-name="Table2.A1" office:value-type="string">
            <text:p text:style-name="P2">2569</text:p>
          </table:table-cell>
          <table:table-cell table:style-name="Table2.A1" office:value-type="string">
            <text:p text:style-name="P2">2521</text:p>
          </table:table-cell>
          <table:table-cell table:style-name="Table2.A1" office:value-type="string">
            <text:p text:style-name="P2">2547.67</text:p>
          </table:table-cell>
        </table:table-row>
        <table:table-row table:style-name="TableLine94822776585440">
          <table:table-cell table:style-name="Table2.A1" office:value-type="string">
            <text:p text:style-name="P2">16</text:p>
          </table:table-cell>
          <table:table-cell table:style-name="Table2.A1" office:value-type="string">
            <text:p text:style-name="P2">2042</text:p>
          </table:table-cell>
          <table:table-cell table:style-name="Table2.A1" office:value-type="string">
            <text:p text:style-name="P2">2105</text:p>
          </table:table-cell>
          <table:table-cell table:style-name="Table2.A1" office:value-type="string">
            <text:p text:style-name="P2">1975</text:p>
          </table:table-cell>
          <table:table-cell table:style-name="Table2.A1" office:value-type="string">
            <text:p text:style-name="P2">2040.67</text:p>
          </table:table-cell>
        </table:table-row>
        <table:table-row table:style-name="TableLine94822776585440">
          <table:table-cell table:style-name="Table2.A1" office:value-type="string">
            <text:p text:style-name="P2">32</text:p>
          </table:table-cell>
          <table:table-cell table:style-name="Table2.A1" office:value-type="string">
            <text:p text:style-name="P2">2132</text:p>
          </table:table-cell>
          <table:table-cell table:style-name="Table2.A1" office:value-type="string">
            <text:p text:style-name="P2">2111</text:p>
          </table:table-cell>
          <table:table-cell table:style-name="Table2.A1" office:value-type="string">
            <text:p text:style-name="P2">2022</text:p>
          </table:table-cell>
          <table:table-cell table:style-name="Table2.A1" office:value-type="string">
            <text:p text:style-name="P2">2088.33</text:p>
          </table:table-cell>
        </table:table-row>
        <table:table-row table:style-name="TableLine94822776585440">
          <table:table-cell table:style-name="Table2.A1" office:value-type="string">
            <text:p text:style-name="P2">64</text:p>
          </table:table-cell>
          <table:table-cell table:style-name="Table2.A1" office:value-type="string">
            <text:p text:style-name="P2">2094</text:p>
          </table:table-cell>
          <table:table-cell table:style-name="Table2.A1" office:value-type="string">
            <text:p text:style-name="P2">2134</text:p>
          </table:table-cell>
          <table:table-cell table:style-name="Table2.A1" office:value-type="string">
            <text:p text:style-name="P2">2037</text:p>
          </table:table-cell>
          <table:table-cell table:style-name="Table2.A1" office:value-type="string">
            <text:p text:style-name="P2">2088.33</text:p>
          </table:table-cell>
        </table:table-row>
      </table:table>
      <text:p text:style-name="P9"/>
      <text:p text:style-name="P6"/>
      <text:p text:style-name="P6"/>
      <text:p text:style-name="P5"><text:soft-page-break/><text:span text:style-name="T2">Food for thought </text:span><text:span text:style-name="T3">(อาหารสมอง)<text:line-break/></text:span><text:span text:style-name="T4">จะเกิดอะไรขึ้นกับประสิทธิภาพของโปรแกรมเมื่อมีการเพิ่ม </text:span><text:span text:style-name="T1">thread </text:span><text:span text:style-name="T4">ให้มากขึ้นเรื่อยๆ จะทำให้เวลาในการทำงานลดลงตลอดหรือไม่ แล้วทำไม</text:span><text:span text:style-name="T5">???</text:span></text:p>
      <text:p text:style-name="P9"><text:span text:style-name="T12">Ans</text:span><text:span text:style-name="T7"> </text:span><text:span text:style-name="T6">การเพิ่มจำนวน </text:span><text:span text:style-name="T8">thread </text:span><text:span text:style-name="T6">ไปเรื่อยๆจะเป็นการแบ่งงานทั้งหมด เป็นงานชิ้นเล็กๆเพื่อให้แต่ละ </text:span><text:span text:style-name="T8">thread </text:span><text:span text:style-name="T6">ช่วยกันทำงานพร้อมๆกัน แต่ถ้าจำนวน </text:span><text:span text:style-name="T8">thread </text:span><text:span text:style-name="T6">มีเกินจำนวนที่ </text:span><text:span text:style-name="T8">hardware </text:span><text:span text:style-name="T6">รับไหว ก็จะมีการทำงานของ </text:span><text:span text:style-name="T8">thread </text:span><text:span text:style-name="T6">ที่พร้อมๆกันเท่ากับจำนวนของ </text:span><text:span text:style-name="T8">thread </text:span><text:span text:style-name="T6">ที่ </text:span><text:span text:style-name="T8">hardware </text:span><text:span text:style-name="T6">มีเท่านั้น ดังนั้นการเพิ่มจำนวน </text:span><text:span text:style-name="T8">thread </text:span><text:span text:style-name="T6">ไปเรื่อยๆจะไม่ได้ทำให้การทำงานของโปรแกรมเร็วขึ้นเสมอไป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3"><text:soft-page-break/><text:span text:style-name="T6">สมาชิก</text:span></text:p>
      <text:p text:style-name="P11"><text:span text:style-name="T6"><text:tab/><text:tab/><text:tab/><text:tab/>63010035<text:tab/>กฤษฎาง<text:tab/><text:tab/>แสวงศิริผล</text:span></text:p>
      <text:p text:style-name="P11"><text:span text:style-name="T6"><text:tab/><text:tab/><text:tab/><text:tab/>63010082<text:tab/>กิตติภณ<text:tab/><text:tab/><text:tab/>สิงห์ชม</text:span></text:p>
      <text:p text:style-name="P11"><text:span text:style-name="T6"><text:tab/><text:tab/><text:tab/><text:tab/>63010183<text:tab/>ชนน<text:tab/><text:tab/><text:tab/>กุลกัตติมาส</text:span></text:p>
      <text:p text:style-name="P11"><text:span text:style-name="T6"><text:tab/><text:tab/><text:tab/><text:tab/>63010229<text:tab/>ชินกฤต<text:tab/><text:tab/><text:tab/>ปิ่นคล้าย</text:span></text:p>
      <text:p text:style-name="P11"><text:span text:style-name="T6"><text:tab/><text:tab/><text:tab/><text:tab/>63010283<text:tab/>ณภัทร<text:tab/><text:tab/><text:tab/>มูลพินิจ</text:span></text:p>
      <text:p text:style-name="P11"><text:span text:style-name="T6"><text:tab/><text:tab/><text:tab/><text:tab/>63011013<text:tab/>สุเมธ<text:tab/><text:tab/><text:tab/>สวนสำราญ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rabun" svg:font-family="Sarabun, sans-serif"/>
    <style:font-face style:name="TH SarabunPSK" svg:font-family="'TH SarabunPSK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H SarabunPSK" officeooo:rsid="001a6ea4" officeooo:paragraph-rsid="001a6ea4" style:font-name-complex="TH SarabunPSK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กลุ่มที่ 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3:14:09.216723331</meta:creation-date>
    <dc:date>2022-09-20T23:23:12.840820510</dc:date>
    <meta:editing-duration>PT9M9S</meta:editing-duration>
    <meta:editing-cycles>2</meta:editing-cycles>
    <meta:generator>LibreOffice/7.3.5.2$Linux_X86_64 LibreOffice_project/30$Build-2</meta:generator>
    <meta:document-statistic meta:table-count="2" meta:image-count="0" meta:object-count="0" meta:page-count="5" meta:paragraph-count="86" meta:word-count="1799" meta:character-count="2667" meta:non-whitespace-character-count="2435"/>
  </office:meta>
</office:document-meta>
</file>